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52646" officeooo:paragraph-rsid="00052646"/>
    </style:style>
    <style:style style:name="P2" style:family="paragraph" style:parent-style-name="Standard">
      <style:paragraph-properties fo:text-align="center" style:justify-single-word="false"/>
      <style:text-properties officeooo:rsid="00052646" officeooo:paragraph-rsid="00052646"/>
    </style:style>
    <style:style style:name="P3" style:family="paragraph" style:parent-style-name="Standard">
      <style:text-properties officeooo:rsid="00052646" officeooo:paragraph-rsid="0007c933"/>
    </style:style>
    <style:style style:name="P4" style:family="paragraph" style:parent-style-name="Standard">
      <style:text-properties officeooo:rsid="00052646" officeooo:paragraph-rsid="00094674"/>
    </style:style>
    <style:style style:name="P5" style:family="paragraph" style:parent-style-name="Standard">
      <style:text-properties officeooo:rsid="0005f8f9" officeooo:paragraph-rsid="0005f8f9"/>
    </style:style>
    <style:style style:name="P6" style:family="paragraph" style:parent-style-name="Standard">
      <style:text-properties officeooo:rsid="00078a65" officeooo:paragraph-rsid="00078a65"/>
    </style:style>
    <style:style style:name="P7" style:family="paragraph" style:parent-style-name="Standard">
      <style:text-properties officeooo:rsid="0007c933" officeooo:paragraph-rsid="00052646"/>
    </style:style>
    <style:style style:name="P8" style:family="paragraph" style:parent-style-name="Standard">
      <style:text-properties officeooo:rsid="00094674" officeooo:paragraph-rsid="00094674"/>
    </style:style>
    <style:style style:name="P9" style:family="paragraph" style:parent-style-name="Standard">
      <style:text-properties fo:font-style="italic" officeooo:rsid="00094674" officeooo:paragraph-rsid="00094674" style:font-style-asian="italic" style:font-style-complex="italic"/>
    </style:style>
    <style:style style:name="T1" style:family="text">
      <style:text-properties officeooo:rsid="0005f8f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f8f9" style:font-weight-asian="bold" style:font-weight-complex="bold"/>
    </style:style>
    <style:style style:name="T4" style:family="text">
      <style:text-properties fo:font-weight="bold" officeooo:rsid="0007c933" style:font-weight-asian="bold" style:font-weight-complex="bold"/>
    </style:style>
    <style:style style:name="T5" style:family="text">
      <style:text-properties officeooo:rsid="00078a65"/>
    </style:style>
    <style:style style:name="T6" style:family="text">
      <style:text-properties officeooo:rsid="0007c933"/>
    </style:style>
    <style:style style:name="T7" style:family="text">
      <style:text-properties style:text-position="sub 58%" officeooo:rsid="0007c933"/>
    </style:style>
    <style:style style:name="T8" style:family="text">
      <style:text-properties style:text-position="sub 58%" officeooo:rsid="00094674"/>
    </style:style>
    <style:style style:name="T9" style:family="text">
      <style:text-properties style:text-position="0% 100%" officeooo:rsid="0007c933"/>
    </style:style>
    <style:style style:name="T10" style:family="text">
      <style:text-properties officeooo:rsid="00094674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valuation of Variable<text:line-break/>in MX Dependent Types</text:p>
      <text:p text:style-name="P2">by Sven Nilsen, 2019</text:p>
      <text:p text:style-name="P1"/>
      <text:p text:style-name="P9">In this paper I represent evaluation of variable in MX grammar for dependent types.</text:p>
      <text:p text:style-name="P1"/>
      <text:p text:style-name="P1"><text:span text:style-name="T1">The</text:span> `v` <text:span text:style-name="T1">stands </text:span>for variable in the MX grammar for dependent types<text:span text:style-name="T12"><text:reference-ref text:reference-format="text" text:ref-name="1">[1]</text:reference-ref></text:span>:</text:p>
      <text:p text:style-name="P1"/>
      <text:p text:style-name="P1"><text:tab/><text:span text:style-name="T1">v ::= </text:span><text:span text:style-name="T3">s</text:span><text:span text:style-name="T1"> <text:s/>| <text:s/>x</text:span></text:p>
      <text:p text:style-name="P1"/>
      <text:p text:style-name="P5">Here, `<text:span text:style-name="T2">s</text:span>` means a symbol and `x` means a term.</text:p>
      <text:p text:style-name="P1"/>
      <text:p text:style-name="P5">An evaluation rule is <text:span text:style-name="T10">an algorithm describing what the variable means when it is computed:</text:span></text:p>
      <text:p text:style-name="P1"/>
      <text:p text:style-name="P1"><text:tab/>eval_var : ctx → v → (v, opt[v])</text:p>
      <text:p text:style-name="P1"/>
      <text:p text:style-name="P4"><text:tab/><text:span text:style-name="T6">eval_var := \(ctx</text:span><text:span text:style-name="T7">0</text:span><text:span text:style-name="T6"> : ctx) = \(v</text:span><text:span text:style-name="T7">0</text:span><text:span text:style-name="T6"> : v) =</text:span></text:p>
      <text:p text:style-name="P3"><text:span text:style-name="T6"><text:tab/><text:tab/>if let some((v</text:span><text:span text:style-name="T7">1</text:span><text:span text:style-name="T6"> : v</text:span><text:span text:style-name="T7">2</text:span><text:span text:style-name="T9">)</text:span><text:span text:style-name="T6">) = find_def_id(ctx</text:span><text:span text:style-name="T7">0</text:span><text:span text:style-name="T6">)(v</text:span><text:span text:style-name="T7">0</text:span><text:span text:style-name="T6">) { (v</text:span><text:span text:style-name="T7">1</text:span><text:span text:style-name="T6">, some(v</text:span><text:span text:style-name="T7">2</text:span><text:span text:style-name="T6">)) }</text:span></text:p>
      <text:p text:style-name="P3"><text:tab/><text:tab/><text:span text:style-name="T6">else {match v</text:span><text:span text:style-name="T7">0</text:span><text:span text:style-name="T6"> {</text:span></text:p>
      <text:p text:style-name="P3"><text:tab/><text:tab/><text:tab/><text:span text:style-name="T6">s</text:span><text:span text:style-name="T7">0</text:span><text:span text:style-name="T6"> : </text:span><text:span text:style-name="T4">s</text:span><text:span text:style-name="T6"> =&gt; (s, none())</text:span></text:p>
      <text:p text:style-name="P3"><text:tab/><text:tab/><text:tab/><text:span text:style-name="T6">x</text:span><text:span text:style-name="T7">0</text:span><text:span text:style-name="T6"> : x =&gt; match eval_x(ctx</text:span><text:span text:style-name="T7">0</text:span><text:span text:style-name="T6">) {</text:span></text:p>
      <text:p text:style-name="P3"><text:tab/><text:tab/><text:tab/><text:tab/><text:span text:style-name="T6">(v</text:span><text:span text:style-name="T7">3</text:span><text:span text:style-name="T6"> : v</text:span><text:span text:style-name="T7">4</text:span><text:span text:style-name="T6">) : m =&gt; (v</text:span><text:span text:style-name="T7">3</text:span><text:span text:style-name="T6">, some(v</text:span><text:span text:style-name="T7">4</text:span><text:span text:style-name="T6">))</text:span></text:p>
      <text:p text:style-name="P3"><text:tab/><text:tab/><text:tab/><text:tab/><text:span text:style-name="T10">x</text:span><text:span text:style-name="T8">1</text:span><text:span text:style-name="T10"> : x =&gt; (x</text:span><text:span text:style-name="T8">1</text:span><text:span text:style-name="T10">, none())</text:span></text:p>
      <text:p text:style-name="P3"><text:tab/><text:tab/><text:tab/><text:span text:style-name="T6">}</text:span></text:p>
      <text:p text:style-name="P3"><text:tab/><text:tab/><text:span text:style-name="T6">}}</text:span></text:p>
      <text:p text:style-name="P1"/>
      <text:p text:style-name="P6">The return value is a tuple with the evaluated value and an optional type variable.</text:p>
      <text:p text:style-name="P6">The evaluation rule for membership might use the optional type to check for correctness.</text:p>
      <text:p text:style-name="P6">Membership evaluation is not treated in this paper.</text:p>
      <text:p text:style-name="P6"/>
      <text:p text:style-name="P4">A function for looking up the <text:span text:style-name="T6">definition from context is required:</text:span></text:p>
      <text:p text:style-name="P4"/>
      <text:p text:style-name="P4"><text:tab/>find_def_id : ctx → v → <text:span text:style-name="T5">opt[</text:span>mem<text:span text:style-name="T5">]</text:span></text:p>
      <text:p text:style-name="P4"/>
      <text:p text:style-name="P8">The context might define substitutions not only from symbols, but also terms.</text:p>
      <text:p text:style-name="P4"/>
      <text:p text:style-name="P1">Th<text:span text:style-name="T5">e implementation of the evaluation rule</text:span> <text:span text:style-name="T5">for variable </text:span>assumes some evaluation rule for `mx`:</text:p>
      <text:p text:style-name="P1"/>
      <text:p text:style-name="P1"><text:tab/>eval_x : ctx → x → mx</text:p>
      <text:p text:style-name="P1"/>
      <text:p text:style-name="P5">There are two styles of evaluation of <text:span text:style-name="T6">a term </text:span>`x`: One that returns the input if the expression can not be reduced, and another that reports an error in that case (returning `res[mx]` instead of `mx`). The style of evaluation is not <text:span text:style-name="T5">very </text:span>relevant for <text:span text:style-name="T5">understanding </text:span>the underlying semantics. Here, I assume the first style since it is simpler than the second.</text:p>
      <text:p text:style-name="P7"/>
      <text:h text:style-name="Heading_20_3" text:outline-level="3"><text:soft-page-break/>References:</text:h>
      <text:p text:style-name="P8"/>
      <text:p text:style-name="P8"><text:reference-mark-start text:name="1"/>[1]<text:reference-mark-end text:name="1"/><text:tab/>“MX Grammar for Dependent Types”</text:p>
      <text:p text:style-name="P8"><text:tab/>Sven Nilsen, 2019</text:p>
      <text:p text:style-name="P8"><text:tab/><text:a xlink:type="simple" xlink:href="https://github.com/advancedresearch/path_semantics/blob/master/papers-wip/mx-grammar-for-dependent-types.pdf" text:style-name="Internet_20_link" text:visited-style-name="Visited_20_Internet_20_Link"><text:span text:style-name="T11">https://github.com/advancedresearch/path_semantics/blob/master/papers-wip/mx-grammar-for-dependent-types.pdf</text:span>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0T14:07:01.911034000</meta:creation-date>
    <dc:date>2019-08-10T16:23:49.651724000</dc:date>
    <meta:editing-duration>PT1M8S</meta:editing-duration>
    <meta:editing-cycles>1</meta:editing-cycles>
    <meta:document-statistic meta:table-count="0" meta:image-count="0" meta:object-count="0" meta:page-count="2" meta:paragraph-count="30" meta:word-count="290" meta:character-count="1694" meta:non-whitespace-character-count="1402"/>
    <meta:generator>LibreOffice/5.1.2.2$MacOSX_X86_64 LibreOffice_project/d3bf12ecb743fc0d20e0be0c58ca359301eb705f</meta:generator>
  </office:meta>
</office:document-meta>
</file>